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89in"/>
    </style:style>
    <style:style style:name="co2" style:family="table-column">
      <style:table-column-properties fo:break-before="auto" style:column-width="1.34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1776in" svg:y="0.0039in">
            <draw:object draw:notify-on-update-of-ranges="Sheet1.A1:Sheet1.A1 Sheet1.A2:Sheet1.A26 Sheet1.B1:Sheet1.B1 Sheet1.B2:Sheet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verage Throughp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428512" calcext:value-type="float">
            <text:p>9.4285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582243" calcext:value-type="float">
            <text:p>18.582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332647" calcext:value-type="float">
            <text:p>27.3326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687641" calcext:value-type="float">
            <text:p>35.6876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43256" calcext:value-type="float">
            <text:p>43.4325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821617" calcext:value-type="float">
            <text:p>50.8216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.060696" calcext:value-type="float">
            <text:p>57.0606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.91317" calcext:value-type="float">
            <text:p>62.9131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7.397659" calcext:value-type="float">
            <text:p>67.3976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.584908" calcext:value-type="float">
            <text:p>70.5849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.376968" calcext:value-type="float">
            <text:p>72.3769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.975838" calcext:value-type="float">
            <text:p>72.9758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.012878" calcext:value-type="float">
            <text:p>73.0128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.009285" calcext:value-type="float">
            <text:p>73.009285</text:p>
          </table:table-cell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6T15:10:50.609200223</dc:date>
    <meta:document-statistic meta:table-count="1" meta:cell-count="52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7cm" svg:y="0.315cm" chart:style-name="ch2">
          <text:p>Selective Repeat</text:p>
        </chart:title>
        <chart:legend chart:legend-position="end" svg:x="11.475cm" svg:y="4.189cm" style:legend-expansion="high" chart:style-name="ch3"/>
        <chart:plot-area chart:style-name="ch4" table:cell-range-address="Sheet1.A1:Sheet1.B26" chart:data-source-has-labels="row" svg:x="1.314cm" svg:y="1.684cm" svg:width="9.521cm" svg:height="6.172cm">
          <chartooo:coordinate-region svg:x="3.244cm" svg:y="1.895cm" svg:width="7.291cm" svg:height="5.291cm"/>
          <chart:axis chart:dimension="x" chart:name="primary-x" chart:style-name="ch5">
            <chart:title svg:x="5.122cm" svg:y="8.037cm" chart:style-name="ch6">
              <text:p>Window Size</text:p>
            </chart:title>
          </chart:axis>
          <chart:axis chart:dimension="y" chart:name="primary-y" chart:style-name="ch7">
            <chart:title svg:x="0.451cm" svg:y="5.644cm" chart:style-name="ch8">
              <text:p>Throughput</text:p>
            </chart:title>
            <chart:grid chart:style-name="ch9" chart:class="major"/>
          </chart:axis>
          <chart:series chart:style-name="ch10" chart:values-cell-range-address="Sheet1.B2:Sheet1.B26" chart:label-cell-address="Sheet1.B1:Sheet1.B1" chart:class="chart:scatter">
            <chart:domain table:cell-range-address="Sheet1.A2:Sheet1.A26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hroughpu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26</svg:desc>
                </draw:g>
              </table:table-cell>
              <table:table-cell office:value-type="float" office:value="9.428512">
                <text:p>9.428512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582243">
                <text:p>18.582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7.332647">
                <text:p>27.332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.687641">
                <text:p>35.687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3.43256">
                <text:p>43.43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0.821617">
                <text:p>50.821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57.060696">
                <text:p>57.060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62.91317">
                <text:p>62.91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67.397659">
                <text:p>67.397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70.584908">
                <text:p>70.584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72.376968">
                <text:p>72.376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72.975838">
                <text:p>72.975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73.012878">
                <text:p>73.0128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">
                <text:p>76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73.009285">
                <text:p>73.009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73.009285">
                <text:p>73.009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